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office:font-face-decls>
  <office:automatic-styles>
    <style:style style:name="P1" style:family="paragraph" style:parent-style-name="Header">
      <loext:graphic-properties draw:fill="solid" draw:fill-color="#000000" draw:opacity="100%"/>
      <style:paragraph-properties fo:background-color="#000000" fo:padding-left="0cm" fo:padding-right="0cm" fo:padding-top="0cm" fo:padding-bottom="0.035cm" fo:border-left="none" fo:border-right="none" fo:border-top="none" fo:border-bottom="0.51pt solid #000000" style:shadow="none"/>
    </style:style>
    <style:style style:name="P2" style:family="paragraph" style:parent-style-name="Header">
      <style:paragraph-properties fo:margin-left="-0.203cm" fo:margin-right="0cm" fo:text-indent="0cm" style:auto-text-indent="false">
        <style:tab-stops>
          <style:tab-stop style:position="8.498cm" style:type="center"/>
          <style:tab-stop style:position="16.794cm" style:type="right"/>
        </style:tab-stops>
      </style:paragraph-properties>
    </style:style>
    <style:style style:name="P3" style:family="paragraph" style:parent-style-name="Header">
      <style:paragraph-properties fo:text-align="center" style:justify-single-word="false"/>
    </style:style>
    <style:style style:name="P4" style:family="paragraph" style:parent-style-name="Header">
      <style:paragraph-properties fo:margin-left="0cm" fo:margin-right="-0.203cm" fo:text-align="end" style:justify-single-word="false" fo:text-indent="0cm" style:auto-text-indent="false"/>
    </style:style>
    <style:style style:name="P5" style:family="paragraph" style:parent-style-name="Normal">
      <style:paragraph-properties fo:margin-left="0cm" fo:margin-right="0cm" fo:line-height="150%" fo:text-align="justify" style:justify-single-word="false" fo:text-indent="1cm" style:auto-text-indent="false"/>
    </style:style>
    <style:style style:name="P6" style:family="paragraph" style:parent-style-name="Normal">
      <style:paragraph-properties fo:margin-left="0cm" fo:margin-right="0cm" fo:line-height="150%" fo:text-align="justify" style:justify-single-word="false" fo:text-indent="1cm" style:auto-text-indent="false"/>
      <style:text-properties fo:color="#ff0000"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7" style:family="paragraph" style:parent-style-name="Normal">
      <style:paragraph-properties fo:line-height="150%" fo:text-align="justify" style:justify-single-word="false"/>
    </style:style>
    <style:style style:name="P8" style:family="paragraph" style:parent-style-name="Normal">
      <style:paragraph-properties fo:text-align="justify" style:justify-single-word="false"/>
    </style:style>
    <style:style style:name="P9" style:family="paragraph" style:parent-style-name="Normal">
      <style:paragraph-properties fo:break-before="page"/>
    </style:style>
    <style:style style:name="P10" style:family="paragraph" style:parent-style-name="Normal" style:master-page-name="MP0">
      <style:paragraph-properties fo:margin-left="0cm" fo:margin-right="0cm" fo:line-height="150%" fo:text-align="justify" style:justify-single-word="false" fo:text-indent="1cm" style:auto-text-indent="false" style:page-number="auto" fo:break-before="page"/>
    </style:style>
    <style:style style:name="P11" style:family="paragraph" style:parent-style-name="Paragraphe_20_de_20_liste" style:list-style-name="L2">
      <style:paragraph-properties fo:text-align="justify" style:justify-single-word="false"/>
    </style:style>
    <style:style style:name="P12" style:family="paragraph" style:parent-style-name="Paragraphe_20_de_20_liste" style:list-style-name="L1">
      <style:paragraph-properties fo:margin-left="1.259cm" fo:margin-right="0cm" fo:margin-top="0.423cm" fo:margin-bottom="0.423cm" style:contextual-spacing="false" fo:text-align="justify" style:justify-single-word="false" fo:text-indent="-0.63cm" style:auto-text-indent="false">
        <style:tab-stops/>
      </style:paragraph-properties>
    </style:style>
    <style:style style:name="T1" style:family="text">
      <style:text-properties fo:color="#000000" loext:opacity="100%" fo:text-shadow="1pt 1pt"/>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5">L’apprentissage avec l’évolution des sciences mets à jour de nouvelles méthodes et demande une implication complète et une compréhension de sa mise en œuvre. Jusqu’à maintenant l’apprentissage se basait sur une lecture linéaire et une mémorisation statique. L’attention et la réceptivité dépendaient de l’effort de concentration de l’apprenant. Cependant il arrivait fréquemment une période de distraction et de diminution de l’attention et donc une compréhension fragmentée. </text:p>
      <text:p text:style-name="P5">Les périodes d’apprentissage s’organisent sur une durée réduite mais fragmentées en séance de domaine différentes. Ainsi une journée de 6 heures en apprentissage ne permet pas de renforcer et dynamiser l’intégration des connaissances et ses extensions pour des raisons physiologiques (fatigue, mobilisation des savoirs d’une journée à l’autre, …).</text:p>
      <text:p text:style-name="P5">L’apparition des outils de communication, des sciences cognitives, permet de mieux gérer, de mieux diffuser des savoirs. En trouve par exemple l’association des sons et des images colorées qui active différents domaines du fonctionnement cérébral. Les ondes cérébrales, l’activation des réseaux synaptiques mettent l’apprenant dans <text:span text:style-name="Police_20_par_20_défaut"><text:span text:style-name="T1">un état de présence augmentée</text:span></text:span>.</text:p>
      <text:p text:style-name="P7">L’évolution intellectuel mélange des connaissances et évolue sur un socle grandissant.</text:p>
      <text:p text:style-name="P8">Ainsi les sujets suivants sont mis en œuvre par l’enseignant, et l’apprenant.</text:p>
      <text:list xml:id="list1830092047" text:style-name="L1">
        <text:list-item>
          <text:p text:style-name="P12">Formation évaluation, </text:p>
        </text:list-item>
        <text:list-item>
          <text:p text:style-name="P12">Etat Mental,</text:p>
        </text:list-item>
        <text:list-item>
          <text:p text:style-name="P12">Charge de travail journalière,</text:p>
        </text:list-item>
        <text:list-item>
          <text:p text:style-name="P12">Sujet,</text:p>
        </text:list-item>
        <text:list-item>
          <text:p text:style-name="P12">Planification,</text:p>
        </text:list-item>
        <text:list-item>
          <text:p text:style-name="P12">Organisation,</text:p>
        </text:list-item>
        <text:list-item>
          <text:p text:style-name="P12"><text:soft-page-break/>Infrastructure,</text:p>
        </text:list-item>
        <text:list-item>
          <text:p text:style-name="P12">Rédaction des savoirs, graphisme, textuel, </text:p>
        </text:list-item>
        <text:list-item>
          <text:p text:style-name="P12">Gestion des apprenants,</text:p>
        </text:list-item>
        <text:list-item>
          <text:p text:style-name="P12">Gestion du projet personnel, collectif, </text:p>
        </text:list-item>
        <text:list-item>
          <text:p text:style-name="P12">Etat de l’infrastructure et de l’environnement de l’apprenant, </text:p>
        </text:list-item>
        <text:list-item>
          <text:p text:style-name="P12">Mise en œuvre de technologies,</text:p>
        </text:list-item>
        <text:list-item>
          <text:p text:style-name="P12">Gestion des périodes de restitution, évaluation, répétition.</text:p>
        </text:list-item>
        <text:list-item>
          <text:p text:style-name="P12">D’une manière générale la prise en compte et l’application des méthodes cognitives.</text:p>
        </text:list-item>
      </text:list>
      <text:p text:style-name="P8"><text:span text:style-name="Police_20_par_20_défaut"><text:span text:style-name="T2">Il y a donc plusieurs étapes à la mise en œuvre de la diffusion du savoir</text:span></text:span> :</text:p>
      <text:list xml:id="list2534639487" text:style-name="L2">
        <text:list-item>
          <text:p text:style-name="P11">le contenu, le sujet, l’appui sur des savoirs déjà intégrés, </text:p>
        </text:list-item>
        <text:list-item>
          <text:p text:style-name="P11">la présentation,</text:p>
        </text:list-item>
        <text:list-item>
          <text:p text:style-name="P11">les objectifs,</text:p>
        </text:list-item>
        <text:list-item>
          <text:p text:style-name="P11">l’empreinte,</text:p>
        </text:list-item>
        <text:list-item>
          <text:p text:style-name="P11">la restitution verbale et écrite, durée et espacement des durées de restitution,</text:p>
        </text:list-item>
        <text:list-item>
          <text:p text:style-name="P11">l’évolution,</text:p>
        </text:list-item>
        <text:list-item>
          <text:p text:style-name="P11">la gestion du temps, (la planification et la durée ses séances en liaison avec un savoir),</text:p>
        </text:list-item>
      </text:list>
      <text:p text:style-name="P5"/>
      <text:p text:style-name="P5">Il s’agit également de créer un programme de formation dont la table des matières est indexée pour une projection sur un emploi du temps de séance d’étude d’une durée limité.</text:p>
      <text:p text:style-name="P5">D’une manière générale la mise en œuvre des outils et méthodes d’apprentissages permet une meilleure performance et intégration des savoirs. Donc des compétences et performances augmentées et une adaptation personnelle gagné grâce à l’organisation. L’autodidacte y trouvera alors son compte.</text:p>
      <text:p text:style-name="P5"><text:soft-page-break/>La rédaction de notes personnels permet de revenir sur les séances de formation qui ont bénéficiées d’une présence et réceptivité augmentée, la restitution est donc par la même facilitée.</text:p>
      <text:p text:style-name="P6">L’objectif ce de projet est la mise en place et création d’une plateforme LMS. </text:p>
      <text:p text:style-name="P6">(Learning Management System)</text:p>
      <text:p text:style-name="P5">L’apprenant a des activités planifiées, il lui reste donc du temps libre pour étudier, ou plus simplement il planifie ses acticités par domaines sur son temps libre d’une durée déterminée.</text:p>
      <text:p text:style-name="P9"/>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5%" fo:hyphenation-ladder-count="no-limit" style:vertical-align="baseline"/>
      <style:text-properties style:font-name="Calibri" fo:font-family="Calibri" style:font-family-generic="swiss" style:font-pitch="variable" fo:language="fr" fo:country="FR" style:font-name-asian="Calibri" style:font-family-asian="Calibri" style:font-family-generic-asian="swiss"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8.296cm" style:type="center"/>
          <style:tab-stop style:position="16.591cm" style:type="right"/>
        </style:tab-stops>
      </style:paragraph-properties>
      <style:text-properties fo:hyphenate="false" loext:hyphenation-no-caps="false"/>
    </style:style>
    <style:style style:name="Paragraphe_20_de_20_liste" style:display-name="Paragraphe de liste"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Commentaire" style:family="paragraph" style:parent-style-name="Normal">
      <style:paragraph-properties fo:line-height="100%" fo:hyphenation-ladder-count="no-limit"/>
      <style:text-properties fo:font-size="10pt" style:font-size-asian="10pt" style:font-size-complex="10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En-tête_20_Car" style:display-name="En-tête Car" style:family="text" style:parent-style-name="Police_20_par_20_défau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Calibri" fo:font-family="Calibri" style:font-family-generic="swiss" style:font-pitch="variable" fo:font-size="10pt" fo:language="fr" fo:country="FR"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Objet_20_du_20_commentaire_20_Car" style:display-name="Objet du commentaire Car" style:family="text" style:parent-style-name="Commentaire_20_Car">
      <style:text-properties style:font-name="Calibri" fo:font-family="Calibri" style:font-family-generic="swiss" style:font-pitch="variable" fo:font-size="10pt" fo:language="fr" fo:country="FR" fo:font-weight="bold" style:font-name-asian="Calibri" style:font-family-asian="Calibri" style:font-family-generic-asian="swiss"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fo:language="fr" fo:country="FR" style:font-name-asian="Calibri" style:font-family-asian="Calibri" style:font-family-generic-asian="swiss" style:font-pitch-asian="variable" style:font-size-asian="9pt" style:font-name-complex="Segoe UI" style:font-family-complex="'Segoe UI'" style:font-family-generic-complex="swiss" style:font-pitch-complex="variable" style:font-size-complex="9pt"/>
    </style:style>
    <style:style style:name="Pied_20_de_20_page_20_Car" style:display-name="Pied de page Car" style:family="text" style:parent-style-name="Police_20_par_20_défau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1" style:family="table">
      <style:table-properties style:width="16.589cm" fo:margin-left="0cm" table:align="left"/>
    </style:style>
    <style:style style:name="Tableau1.A" style:family="table-column">
      <style:table-column-properties style:column-width="5.53cm"/>
    </style:style>
    <style:style style:name="Tableau1.A1" style:family="table-cell">
      <style:table-cell-properties fo:padding-left="0.191cm" fo:padding-right="0.191cm" fo:padding-top="0cm" fo:padding-bottom="0cm" fo:border="none" style:writing-mode="lr-tb"/>
    </style:style>
    <style:style style:name="MP1" style:family="paragraph" style:parent-style-name="Header">
      <loext:graphic-properties draw:fill="solid" draw:fill-color="#000000" draw:opacity="100%"/>
      <style:paragraph-properties fo:background-color="#000000" fo:padding-left="0cm" fo:padding-right="0cm" fo:padding-top="0cm" fo:padding-bottom="0.035cm" fo:border-left="none" fo:border-right="none" fo:border-top="none" fo:border-bottom="0.51pt solid #000000" style:shadow="none"/>
    </style:style>
    <style:style style:name="MP2" style:family="paragraph" style:parent-style-name="Header">
      <style:paragraph-properties fo:margin-left="-0.203cm" fo:margin-right="0cm" fo:text-indent="0cm" style:auto-text-indent="false">
        <style:tab-stops>
          <style:tab-stop style:position="8.498cm" style:type="center"/>
          <style:tab-stop style:position="16.794cm" style:type="right"/>
        </style:tab-stops>
      </style:paragraph-properties>
    </style:style>
    <style:style style:name="MP3" style:family="paragraph" style:parent-style-name="Header">
      <style:paragraph-properties fo:text-align="center" style:justify-single-word="false"/>
    </style:style>
    <style:style style:name="MP4" style:family="paragraph" style:parent-style-name="Header">
      <style:paragraph-properties fo:margin-left="0cm" fo:margin-right="-0.203cm" fo:text-align="end"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247cm" fo:margin-left="0cm" fo:margin-right="0cm" fo:margin-bottom="0cm" style:dynamic-spacing="true"/>
      </style:header-style>
      <style:footer-style>
        <style:header-footer-properties fo:min-height="-0.49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Frederic CRAPEZ<text:tab/><text:tab/>@2021</text:p>
        <text:p text:style-name="MP1"><text:tab/>Projet E-Learning</text:p>
      </style:header>
      <style:footer>
        <table:table table:name="Tableau1" table:style-name="Tableau1">
          <table:table-column table:style-name="Tableau1.A" table:number-columns-repeated="3"/>
          <table:table-row table:style-name="TableLine94179323722656">
            <table:table-cell table:style-name="Tableau1.A1" office:value-type="string">
              <text:p text:style-name="MP2"/>
            </table:table-cell>
            <table:table-cell table:style-name="Tableau1.A1" office:value-type="string">
              <text:p text:style-name="MP3"/>
            </table:table-cell>
            <table:table-cell table:style-name="Tableau1.A1" office:value-type="string">
              <text:p text:style-name="MP4"/>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
    <dc:description/>
    <dc:subject/>
    <meta:initial-creator>Frédéric Armand Polycarpe CRAPEZ</meta:initial-creator>
    <dc:creator>Frédéric Armand Polycarpe CRAPEZ</dc:creator>
    <meta:creation-date>2022-02-28T21:36:00Z</meta:creation-date>
    <dc:date>2022-02-28T21:36:00Z</dc:date>
    <meta:editing-cycles>52</meta:editing-cycles>
    <meta:editing-duration>PT0S</meta:editing-duration>
    <meta:document-statistic meta:table-count="1" meta:image-count="0" meta:object-count="0" meta:page-count="4" meta:paragraph-count="35" meta:word-count="478" meta:character-count="3189" meta:non-whitespace-character-count="2758"/>
    <meta:template xlink:type="simple" xlink:actuate="onRequest" xlink:title="" xlink:href="../../../../../../tmp/Projet_elearning.odt/Normal.dotm"/>
  </office:meta>
</office:document-meta>
</file>